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shadow="none" style:may-break-between-rows="true" style:writing-mode="page" table:border-model="collapsing"/>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bottom" fo:background-color="transparent" fo:padding="0.0382in" fo:border="0.5pt solid #000000" style:writing-mode="page">
        <style:background-image/>
      </style:table-cell-properties>
    </style:style>
    <style:style style:name="Table1.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3938in" fo:keep-together="auto"/>
    </style:style>
    <style:style style:name="Table1.B4"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7" style:family="table-row">
      <style:table-row-properties style:min-row-height="0.5799in" fo:keep-together="auto"/>
    </style:style>
    <style:style style:name="Table1.B7"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129f27"/>
    </style:style>
    <style:style style:name="P7" style:family="paragraph" style:parent-style-name="Text_20_body">
      <style:text-properties officeooo:paragraph-rsid="001c2e64"/>
    </style:style>
    <style:style style:name="P8" style:family="paragraph" style:parent-style-name="Text_20_body" style:list-style-name="L2">
      <style:text-properties officeooo:rsid="00173dc9"/>
    </style:style>
    <style:style style:name="P9" style:family="paragraph" style:parent-style-name="Text_20_body" style:list-style-name="L3">
      <style:text-properties officeooo:rsid="00173dc9"/>
    </style:style>
    <style:style style:name="P10" style:family="paragraph" style:parent-style-name="Text_20_body" style:list-style-name="L4">
      <style:text-properties officeooo:rsid="00173dc9"/>
    </style:style>
    <style:style style:name="P11" style:family="paragraph" style:parent-style-name="Text_20_body" style:list-style-name="L5">
      <style:text-properties officeooo:rsid="00173dc9"/>
    </style:style>
    <style:style style:name="P12" style:family="paragraph" style:parent-style-name="Text_20_body" style:list-style-name="L6">
      <style:text-properties officeooo:rsid="00173dc9"/>
    </style:style>
    <style:style style:name="P13" style:family="paragraph" style:parent-style-name="Text_20_body" style:list-style-name="L7">
      <style:text-properties officeooo:rsid="00173dc9"/>
    </style:style>
    <style:style style:name="P14" style:family="paragraph" style:parent-style-name="Text_20_body">
      <style:text-properties officeooo:rsid="00207aa3" officeooo:paragraph-rsid="00173dc9"/>
    </style:style>
    <style:style style:name="P15" style:family="paragraph" style:parent-style-name="Text_20_body">
      <style:text-properties officeooo:rsid="00207aa3"/>
    </style:style>
    <style:style style:name="P16" style:family="paragraph" style:parent-style-name="Heading_20_3">
      <style:text-properties officeooo:rsid="0021dbb4"/>
    </style:style>
    <style:style style:name="P17" style:family="paragraph" style:parent-style-name="Text_20_body">
      <style:text-properties officeooo:rsid="0025d7ce" officeooo:paragraph-rsid="0027ebbb"/>
    </style:style>
    <style:style style:name="P18" style:family="paragraph" style:parent-style-name="Heading_20_3">
      <style:text-properties officeooo:rsid="001e4578" officeooo:paragraph-rsid="0019ec0c"/>
    </style:style>
    <style:style style:name="P19" style:family="paragraph" style:parent-style-name="Text_20_body">
      <style:text-properties fo:color="#ff0000" loext:opacity="100%" officeooo:rsid="0027e42b" officeooo:paragraph-rsid="0027e42b"/>
    </style:style>
    <style:style style:name="P20" style:family="paragraph" style:parent-style-name="Text_20_body">
      <style:text-properties officeooo:rsid="001e4578"/>
    </style:style>
    <style:style style:name="P21" style:family="paragraph" style:parent-style-name="Text_20_body" style:list-style-name="L8">
      <style:text-properties officeooo:rsid="001e4578"/>
    </style:style>
    <style:style style:name="P22" style:family="paragraph" style:parent-style-name="Text_20_body">
      <style:text-properties officeooo:rsid="001e4578" officeooo:paragraph-rsid="0019ec0c"/>
    </style:style>
    <style:style style:name="T1" style:family="text">
      <style:text-properties officeooo:rsid="001c2e64"/>
    </style:style>
    <style:style style:name="T2" style:family="text">
      <style:text-properties fo:font-weight="bold" officeooo:rsid="001c2e64"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292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1">Conclusie</text:span></text:span><text:span text:style-name="Strong_20_Emphasis"> uit interview</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C1" office:value-type="string">
            <text:p text:style-name="P5">Wat ze meten</text:p>
          </table:table-cell>
        </table:table-row>
        <table:table-row table:style-name="Table1.1">
          <table:table-cell table:style-name="Table1.A2" office:value-type="string">
            <text:p text:style-name="P5">Mechanisch / kracht</text:p>
          </table:table-cell>
          <table:table-cell table:style-name="Table1.B2" office:value-type="string">
            <text:p text:style-name="P5">Bandjes die uitzetten, rekstroken / stretch sensors, plakketjes op huid (spieractivatie), bloeddrukmeters, acupunctuur-voelers</text:p>
          </table:table-cell>
          <table:table-cell table:style-name="Table1.C2" office:value-type="string">
            <text:p text:style-name="P5">Spieractivatie, kracht, druk, vervorming, uitzetting</text:p>
          </table:table-cell>
        </table:table-row>
        <table:table-row table:style-name="Table1.1">
          <table:table-cell table:style-name="Table1.A2" office:value-type="string">
            <text:p text:style-name="P5">Beweging / positie</text:p>
          </table:table-cell>
          <table:table-cell table:style-name="Table1.B3" office:value-type="string">
            <text:p text:style-name="P5">Accelerometers / gyroscopen / IMU, radarsensoren voor beweging in bed, sensorpack op lichaam, detectie van beweging bij ontbrekende ledematen</text:p>
          </table:table-cell>
          <table:table-cell table:style-name="Table1.C3" office:value-type="string">
            <text:p text:style-name="P5">Versnelling, positie, hoek, beweging, hoogte</text:p>
          </table:table-cell>
        </table:table-row>
        <table:table-row table:style-name="Table1.4">
          <table:table-cell table:style-name="Table1.A2" office:value-type="string">
            <text:p text:style-name="P5">Temperatuur</text:p>
          </table:table-cell>
          <table:table-cell table:style-name="Table1.B4" office:value-type="string">
            <text:p text:style-name="P5">Warmtesensoren, thermische camera’s</text:p>
          </table:table-cell>
          <table:table-cell table:style-name="Table1.C4" office:value-type="string">
            <text:p text:style-name="P5">Huidtemperatuur, lichaamswarmte</text:p>
          </table:table-cell>
        </table:table-row>
        <table:table-row table:style-name="Table1.4">
          <table:table-cell table:style-name="Table1.A2" office:value-type="string">
            <text:p text:style-name="P5">Magnetisch / elektrisch</text:p>
          </table:table-cell>
          <table:table-cell table:style-name="Table1.B5" office:value-type="string">
            <text:p text:style-name="P5">Elektrische geleiding van huid (GSR), EMG sensoren, fysio-apparatuur die elektrische pulsjes <text:soft-page-break/>geeft</text:p>
          </table:table-cell>
          <table:table-cell table:style-name="Table1.C5" office:value-type="string">
            <text:p text:style-name="P5">Spieractivatie, elektrische signalen, huidgeleiding</text:p>
          </table:table-cell>
        </table:table-row>
        <table:table-row table:style-name="Table1.4">
          <table:table-cell table:style-name="Table1.A2" office:value-type="string">
            <text:p text:style-name="P5">Optisch / visueel</text:p>
          </table:table-cell>
          <table:table-cell table:style-name="Table1.B6" office:value-type="string">
            <text:p text:style-name="P5">Camera / videobeeld, ultrasoon sensoren, radarmodule voor houding en beweging.</text:p>
          </table:table-cell>
          <table:table-cell table:style-name="Table1.C6" office:value-type="string">
            <text:p text:style-name="P5">Afstand, beweging, positie, beeld, straling/licht</text:p>
          </table:table-cell>
        </table:table-row>
        <table:table-row table:style-name="Table1.7">
          <table:table-cell table:style-name="Table1.A2" office:value-type="string">
            <text:p text:style-name="P5">Chemisch / biologisch</text:p>
          </table:table-cell>
          <table:table-cell table:style-name="Table1.B7" office:value-type="string">
            <text:p text:style-name="P5">Acupunctuur-technologie (reactie via huid), sensoren voor zuurstof, bloedchemie, zweetanalyse</text:p>
          </table:table-cell>
          <table:table-cell table:style-name="Table1.C7" office:value-type="string">
            <text:p text:style-name="P5">Chemische veranderingen, biofeedback, fysiologische reacties</text:p>
          </table:table-cell>
        </table:table-row>
      </table:table>
      <text:p text:style-name="Standard"/>
      <text:p text:style-name="P6"/>
      <text:p text:style-name="P3"><text:span text:style-name="Strong_20_Emphasis">Advies uit interview</text:span>: meten moet zoveel mogelijk lijken op hoe de beweging in het echt plaatsvindt. </text:p>
      <text:p text:style-name="P7"><text:span text:style-name="T2">Conclusie uit interview: </text:span>maak een matrix van sensoren per hoofdcategorie en bepaal wat je wilt meten: de persoon of de apparatuur.</text:p>
      <text:h text:style-name="P2" text:outline-level="2">Beperkingen en voorkeuren</text:h>
      <text:list xml:id="list4027583014" text:style-name="L2">
        <text:list-item>
          <text:p text:style-name="P8"><text:span text:style-name="Strong_20_Emphasis">Budget:</text:span> beperkt → goedkope, open-hardware sensoren.</text:p>
        </text:list-item>
        <text:list-item text:style-override="L3">
          <text:p text:style-name="P9"><text:span text:style-name="Strong_20_Emphasis">Ervaring:</text:span> beperkt → eenvoudige setup met duidelijke documentatie en actieve community.</text:p>
        </text:list-item>
        <text:list-item text:style-override="L4">
          <text:p text:style-name="P10"><text:span text:style-name="Strong_20_Emphasis">Prototype:</text:span> proof-of-concept, niet commercieel.</text:p>
        </text:list-item>
        <text:list-item text:style-override="L5">
          <text:p text:style-name="P11"><text:span text:style-name="Strong_20_Emphasis">Draagbaarheid:</text:span> makkelijk bruikbaar in de sportschool.</text:p>
        </text:list-item>
        <text:list-item text:style-override="L6">
          <text:p text:style-name="P12"><text:span text:style-name="Strong_20_Emphasis">Toepasbaarheid:</text:span> mag de gebruiker niet in de weg zitten.</text:p>
        </text:list-item>
        <text:list-item text:style-override="L7">
          <text:p text:style-name="P13"><text:span text:style-name="Strong_20_Emphasis">Open-source:</text:span> voorkeur voor open-source technologie.</text:p>
        </text:list-item>
      </text:list>
      <text:h text:style-name="Heading_20_1" text:outline-level="1">Keuze hoofdcategorie sensor</text:h>
      <text:p text:style-name="P14">EMG-sensoren zijn voor corespanning voor de hand liggend, maar brengen praktische nadelen met zich mee: telkens opplakken, kabels die valse signalen kunnen geven onder belasting. Hoewel dit theoretisch de meest directe manier is om corespanning te meten, lijkt een andere aanpak handiger.</text:p>
      <text:p text:style-name="P15">Het primaire doel is eerst het analyseren van het beweegpatroon: is het symmetrisch, vloeiend of juist schokkerig? Pas daarna kan worden onderzocht waarom, bijvoorbeeld vanwege onvoldoende corespanning.</text:p>
      <text:p text:style-name="P15">Optisch/visuele sensoren lijken hier het meest geschikt, omdat coaches bewegingen ook visueel beoordelen. Een tweede stap kan dan gericht zijn op spierspanning.</text:p>
      <text:p text:style-name="P15">Na verdere overweging lijkt het gebruik van <text:span text:style-name="Strong_20_Emphasis"><text:span text:style-name="T3">IMU’s</text:span></text:span> (Inertial Measurement Units) het meest praktisch. Deze kunnen in de stang of halterschijf geplaatst worden, zodat de zwaartekracht gebruikt kan worden om de positie ten opzichte van de barbell vast te stellen. Bijvoorbeeld 3 cm onder de stang. Dit systeem zou naadloos passen zonder aanpassingen aan de halter en kan in <text:soft-page-break/>theorie ook op dumbbells worden gebruikt. Door de beweging van de barbell te analyseren, kunnen subtiele afwijkingen en de oorsprong daarvan worden geïdentificeerd.</text:p>
      <text:h text:style-name="P16" text:outline-level="3">Verificatie van het idee</text:h>
      <text:p text:style-name="P17">Om te controleren of de denkrichting, het plaatsen van IMU’s in halterschijven die aan de halter worden bevestigd, bruikbare data oplevert, is het idee besproken met de powerliftcoach. Zijn feedback is genoteerd om te beoordelen of deze aanpak waardevolle informatie kan genereren waarmee de coach de bewegingen tijdens het powerliften beter kan analyseren en of de gegeven aanwijzingen daadwerkelijk tot de juiste aanpassingen en correcties leiden.</text:p>
      <text:p text:style-name="P17"><text:line-break/>De conclusie is dat de coach het een uitstekend idee vindt en verwacht dat hij hier goed mee uit de voeten kan.</text:p>
      <text:h text:style-name="P18" text:outline-level="3">Keuze van de IMU-sensor</text:h>
      <text:p text:style-name="P19">Nu weer terug gaan naar de sensor expert om te vragen welke IMU sensor handig is.</text:p>
      <text:p text:style-name="P20">De sensor moet:</text:p>
      <text:list text:style-name="L8">
        <text:list-item>
          <text:p text:style-name="P21">Betrouwbaar en schokbestendig zijn (geschikt voor deadlifts).</text:p>
        </text:list-item>
        <text:list-item>
          <text:p text:style-name="P21">Klein genoeg zijn om in een halterplaat ingebouwd te worden.</text:p>
        </text:list-item>
        <text:list-item>
          <text:p text:style-name="P21">Betaalbaar zijn en compatibel <text:span text:style-name="T4">met bluetooth of andere technologie om draadloos de data te versturen</text:span></text:p>
        </text:list-item>
      </text:list>
      <text:p text:style-name="P22"/>
      <text:p text:style-name="P19">Paar ideetjes</text:p>
      <text:p text:style-name="P22">Arduino Nano 33 IoT</text:p>
      <text:p text:style-name="P22">WT901BLE 9-Axis Bluetooth 5.0 Sensor</text:p>
      <text:p text:style-name="P22">3-Space Mini Bluetooth LE Inertial Motion Sensor</text:p>
      <text:p text:style-name="P22">MPU-6050 met ESP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09-27T13:58:13.271255558</dc:date>
    <meta:editing-duration>PT1H54M1S</meta:editing-duration>
    <meta:editing-cycles>24</meta:editing-cycles>
    <meta:generator>LibreOffice/25.8.1.1$Linux_X86_64 LibreOffice_project/580$Build-1</meta:generator>
    <meta:document-statistic meta:table-count="1" meta:image-count="0" meta:object-count="0" meta:page-count="3" meta:paragraph-count="59" meta:word-count="670" meta:character-count="4827" meta:non-whitespace-character-count="4226"/>
  </office:meta>
</office:document-meta>
</file>